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ome <text:span text:style-name="T1">bold</text:span>, <text:span text:style-name="T2">italics</text:span>, and <text:span text:style-name="T3">bold and italics</text:span> tex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de" fo:country="D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Bernhard Haumacher</meta:initial-creator>
    <meta:creation-date>2007-05-17T20:06:26</meta:creation-date>
    <dc:creator>Bernhard Haumacher</dc:creator>
    <dc:date>2007-05-17T20:23:25</dc:date>
    <dc:language>de-DE</dc:language>
    <meta:editing-cycles>3</meta:editing-cycles>
    <meta:editing-duration>PT1M3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8" meta:character-count="46"/>
  </office:meta>
</office:document-meta>
</file>